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correlation is measure of linear dependence only, remember thi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therefore even if w is a deterministic function of x, w(x), the corr is almost 0, because the relationship is not linear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relation</text:p>
          </table:table-cell>
          <table:table-cell/>
          <table:table-cell office:value-type="string" calcext:value-type="string">
            <text:p>y2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r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rr</text:p>
          </table:table-cell>
          <table:table-cell table:number-columns-repeated="3"/>
          <table:table-cell table:formula="of:=RAND()" office:value-type="float" office:value="0.430085773579776" calcext:value-type="float">
            <text:p>0.4300857736</text:p>
          </table:table-cell>
          <table:table-cell table:formula="of:=[.U5]*20" office:value-type="float" office:value="8.60171547159553" calcext:value-type="float">
            <text:p>8.601715471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CORREL([.D6:.D52];[.E6:.E52])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formula="of:=CORREL([.D6:.D52];[.H6:.H52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CORREL([.D6:.D52];[.J6:.J52])" office:value-type="float" office:value="1" calcext:value-type="float">
            <text:p>1</text:p>
          </table:table-cell>
          <table:table-cell/>
          <table:table-cell table:formula="of:=-6" office:value-type="float" office:value="-6" calcext:value-type="float">
            <text:p>-6</text:p>
          </table:table-cell>
          <table:table-cell table:formula="of:=CORREL([.D6:.D52];[.M6:.M52])" office:value-type="float" office:value="-1" calcext:value-type="float">
            <text:p>-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CORREL([.D6:.D52];[.P6:.P52])" office:value-type="float" office:value="-0.102492273638543" calcext:value-type="float">
            <text:p>-0.102492273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223936954638636" calcext:value-type="float">
            <text:p>0.2239369546</text:p>
          </table:table-cell>
          <table:table-cell table:formula="of:=[.E6]+([.D7]-[.D6])" office:value-type="float" office:value="-1.77606304536136" calcext:value-type="float">
            <text:p>-1.7760630454</text:p>
          </table:table-cell>
          <table:table-cell table:number-columns-repeated="2"/>
          <table:table-cell table:formula="of:=[.H6]+2*([.D7]-[.D6])" office:value-type="float" office:value="-2.55212609072273" calcext:value-type="float">
            <text:p>-2.5521260907</text:p>
          </table:table-cell>
          <table:table-cell/>
          <table:table-cell table:formula="of:=[.J6]+3*([.D7]-[.D6])" office:value-type="float" office:value="-3.32818913608409" calcext:value-type="float">
            <text:p>-3.3281891361</text:p>
          </table:table-cell>
          <table:table-cell table:number-columns-repeated="2"/>
          <table:table-cell table:formula="of:=[.M6]-([.D7]-[.D6])" office:value-type="float" office:value="-5.22393695463864" calcext:value-type="float">
            <text:p>-5.2239369546</text:p>
          </table:table-cell>
          <table:table-cell table:number-columns-repeated="2"/>
          <table:table-cell table:formula="of:=[.P6]+[.R7]*([.D7]-[.D6])" office:value-type="float" office:value="-5.22393695463864" calcext:value-type="float">
            <text:p>-5.2239369546</text:p>
          </table:table-cell>
          <table:table-cell/>
          <table:table-cell table:formula="of:=[.R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604805412316402" calcext:value-type="float">
            <text:p>-0.6048054123</text:p>
          </table:table-cell>
          <table:table-cell table:formula="of:=[.E7]+([.D8]-[.D7])" office:value-type="float" office:value="-2.6048054123164" calcext:value-type="float">
            <text:p>-2.6048054123</text:p>
          </table:table-cell>
          <table:table-cell table:number-columns-repeated="2"/>
          <table:table-cell table:formula="of:=[.H7]+2*([.D8]-[.D7])" office:value-type="float" office:value="-4.2096108246328" calcext:value-type="float">
            <text:p>-4.2096108246</text:p>
          </table:table-cell>
          <table:table-cell/>
          <table:table-cell table:formula="of:=[.J7]+3*([.D8]-[.D7])" office:value-type="float" office:value="-5.81441623694921" calcext:value-type="float">
            <text:p>-5.8144162369</text:p>
          </table:table-cell>
          <table:table-cell table:number-columns-repeated="2"/>
          <table:table-cell table:formula="of:=[.M7]-([.D8]-[.D7])" office:value-type="float" office:value="-4.3951945876836" calcext:value-type="float">
            <text:p>-4.3951945877</text:p>
          </table:table-cell>
          <table:table-cell table:number-columns-repeated="2"/>
          <table:table-cell table:formula="of:=[.P7]+[.R8]*([.D8]-[.D7])" office:value-type="float" office:value="-6.05267932159367" calcext:value-type="float">
            <text:p>-6.0526793216</text:p>
          </table:table-cell>
          <table:table-cell/>
          <table:table-cell table:formula="of:=[.R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842464572804512" calcext:value-type="float">
            <text:p>0.8424645728</text:p>
          </table:table-cell>
          <table:table-cell table:formula="of:=[.E8]+([.D9]-[.D8])" office:value-type="float" office:value="-1.15753542719549" calcext:value-type="float">
            <text:p>-1.1575354272</text:p>
          </table:table-cell>
          <table:table-cell table:number-columns-repeated="2"/>
          <table:table-cell table:formula="of:=[.H8]+2*([.D9]-[.D8])" office:value-type="float" office:value="-1.31507085439098" calcext:value-type="float">
            <text:p>-1.3150708544</text:p>
          </table:table-cell>
          <table:table-cell/>
          <table:table-cell table:formula="of:=[.J8]+3*([.D9]-[.D8])" office:value-type="float" office:value="-1.47260628158646" calcext:value-type="float">
            <text:p>-1.4726062816</text:p>
          </table:table-cell>
          <table:table-cell table:number-columns-repeated="2"/>
          <table:table-cell table:formula="of:=[.M8]-([.D9]-[.D8])" office:value-type="float" office:value="-5.84246457280451" calcext:value-type="float">
            <text:p>-5.8424645728</text:p>
          </table:table-cell>
          <table:table-cell table:number-columns-repeated="2"/>
          <table:table-cell table:formula="of:=[.P8]+[.R9]*([.D9]-[.D8])" office:value-type="float" office:value="-7.49994930671459" calcext:value-type="float">
            <text:p>-7.4999493067</text:p>
          </table:table-cell>
          <table:table-cell/>
          <table:table-cell table:formula="of:=[.R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51120196652352" calcext:value-type="float">
            <text:p>0.3511201967</text:p>
          </table:table-cell>
          <table:table-cell table:formula="of:=[.E9]+([.D10]-[.D9])" office:value-type="float" office:value="-1.64887980334765" calcext:value-type="float">
            <text:p>-1.6488798033</text:p>
          </table:table-cell>
          <table:table-cell table:number-columns-repeated="2"/>
          <table:table-cell table:formula="of:=[.H9]+2*([.D10]-[.D9])" office:value-type="float" office:value="-2.29775960669529" calcext:value-type="float">
            <text:p>-2.2977596067</text:p>
          </table:table-cell>
          <table:table-cell/>
          <table:table-cell table:formula="of:=[.J9]+3*([.D10]-[.D9])" office:value-type="float" office:value="-2.94663941004294" calcext:value-type="float">
            <text:p>-2.94663941</text:p>
          </table:table-cell>
          <table:table-cell table:number-columns-repeated="2"/>
          <table:table-cell table:formula="of:=[.M9]-([.D10]-[.D9])" office:value-type="float" office:value="-5.35112019665235" calcext:value-type="float">
            <text:p>-5.3511201967</text:p>
          </table:table-cell>
          <table:table-cell table:number-columns-repeated="2"/>
          <table:table-cell table:formula="of:=[.P9]+[.R10]*([.D10]-[.D9])" office:value-type="float" office:value="-7.99129368286675" calcext:value-type="float">
            <text:p>-7.9912936829</text:p>
          </table:table-cell>
          <table:table-cell/>
          <table:table-cell table:formula="of:=[.R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424428543613805" calcext:value-type="float">
            <text:p>-0.4244285436</text:p>
          </table:table-cell>
          <table:table-cell table:formula="of:=[.E10]+([.D11]-[.D10])" office:value-type="float" office:value="-2.4244285436138" calcext:value-type="float">
            <text:p>-2.4244285436</text:p>
          </table:table-cell>
          <table:table-cell table:number-columns-repeated="2"/>
          <table:table-cell table:formula="of:=[.H10]+2*([.D11]-[.D10])" office:value-type="float" office:value="-3.84885708722761" calcext:value-type="float">
            <text:p>-3.8488570872</text:p>
          </table:table-cell>
          <table:table-cell/>
          <table:table-cell table:formula="of:=[.J10]+3*([.D11]-[.D10])" office:value-type="float" office:value="-5.27328563084141" calcext:value-type="float">
            <text:p>-5.2732856308</text:p>
          </table:table-cell>
          <table:table-cell table:number-columns-repeated="2"/>
          <table:table-cell table:formula="of:=[.M10]-([.D11]-[.D10])" office:value-type="float" office:value="-4.5755714563862" calcext:value-type="float">
            <text:p>-4.5755714564</text:p>
          </table:table-cell>
          <table:table-cell table:number-columns-repeated="2"/>
          <table:table-cell table:formula="of:=[.P10]+[.R11]*([.D11]-[.D10])" office:value-type="float" office:value="-7.21574494260059" calcext:value-type="float">
            <text:p>-7.2157449426</text:p>
          </table:table-cell>
          <table:table-cell/>
          <table:table-cell table:formula="of:=[.R1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242912443875757" calcext:value-type="float">
            <text:p>-0.2429124439</text:p>
          </table:table-cell>
          <table:table-cell table:formula="of:=[.E11]+([.D12]-[.D11])" office:value-type="float" office:value="-2.24291244387576" calcext:value-type="float">
            <text:p>-2.2429124439</text:p>
          </table:table-cell>
          <table:table-cell table:number-columns-repeated="2"/>
          <table:table-cell table:formula="of:=[.H11]+2*([.D12]-[.D11])" office:value-type="float" office:value="-3.48582488775151" calcext:value-type="float">
            <text:p>-3.4858248878</text:p>
          </table:table-cell>
          <table:table-cell/>
          <table:table-cell table:formula="of:=[.J11]+3*([.D12]-[.D11])" office:value-type="float" office:value="-4.72873733162727" calcext:value-type="float">
            <text:p>-4.7287373316</text:p>
          </table:table-cell>
          <table:table-cell table:number-columns-repeated="2"/>
          <table:table-cell table:formula="of:=[.M11]-([.D12]-[.D11])" office:value-type="float" office:value="-4.75708755612424" calcext:value-type="float">
            <text:p>-4.7570875561</text:p>
          </table:table-cell>
          <table:table-cell table:number-columns-repeated="2"/>
          <table:table-cell table:formula="of:=[.P11]+[.R12]*([.D12]-[.D11])" office:value-type="float" office:value="-7.03422884286254" calcext:value-type="float">
            <text:p>-7.0342288429</text:p>
          </table:table-cell>
          <table:table-cell/>
          <table:table-cell table:formula="of:=[.R1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722375920162302" calcext:value-type="float">
            <text:p>0.7223759202</text:p>
          </table:table-cell>
          <table:table-cell table:formula="of:=[.E12]+([.D13]-[.D12])" office:value-type="float" office:value="-1.2776240798377" calcext:value-type="float">
            <text:p>-1.2776240798</text:p>
          </table:table-cell>
          <table:table-cell table:number-columns-repeated="2"/>
          <table:table-cell table:formula="of:=[.H12]+2*([.D13]-[.D12])" office:value-type="float" office:value="-1.55524815967539" calcext:value-type="float">
            <text:p>-1.5552481597</text:p>
          </table:table-cell>
          <table:table-cell/>
          <table:table-cell table:formula="of:=[.J12]+3*([.D13]-[.D12])" office:value-type="float" office:value="-1.83287223951309" calcext:value-type="float">
            <text:p>-1.8328722395</text:p>
          </table:table-cell>
          <table:table-cell table:number-columns-repeated="2"/>
          <table:table-cell table:formula="of:=[.M12]-([.D13]-[.D12])" office:value-type="float" office:value="-5.7223759201623" calcext:value-type="float">
            <text:p>-5.7223759202</text:p>
          </table:table-cell>
          <table:table-cell table:number-columns-repeated="2"/>
          <table:table-cell table:formula="of:=[.P12]+[.R13]*([.D13]-[.D12])" office:value-type="float" office:value="-7.9995172069006" calcext:value-type="float">
            <text:p>-7.9995172069</text:p>
          </table:table-cell>
          <table:table-cell/>
          <table:table-cell table:formula="of:=[.R1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11279620171404" calcext:value-type="float">
            <text:p>-1.1127962017</text:p>
          </table:table-cell>
          <table:table-cell table:formula="of:=[.E13]+([.D14]-[.D13])" office:value-type="float" office:value="-3.11279620171404" calcext:value-type="float">
            <text:p>-3.1127962017</text:p>
          </table:table-cell>
          <table:table-cell table:number-columns-repeated="2"/>
          <table:table-cell table:formula="of:=[.H13]+2*([.D14]-[.D13])" office:value-type="float" office:value="-5.22559240342808" calcext:value-type="float">
            <text:p>-5.2255924034</text:p>
          </table:table-cell>
          <table:table-cell/>
          <table:table-cell table:formula="of:=[.J13]+3*([.D14]-[.D13])" office:value-type="float" office:value="-7.33838860514211" calcext:value-type="float">
            <text:p>-7.3383886051</text:p>
          </table:table-cell>
          <table:table-cell table:number-columns-repeated="2"/>
          <table:table-cell table:formula="of:=[.M13]-([.D14]-[.D13])" office:value-type="float" office:value="-3.88720379828596" calcext:value-type="float">
            <text:p>-3.8872037983</text:p>
          </table:table-cell>
          <table:table-cell table:number-columns-repeated="2"/>
          <table:table-cell table:formula="of:=[.P13]+[.R14]*([.D14]-[.D13])" office:value-type="float" office:value="-9.83468932877694" calcext:value-type="float">
            <text:p>-9.8346893288</text:p>
          </table:table-cell>
          <table:table-cell/>
          <table:table-cell table:formula="of:=[.R1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290869580996096" calcext:value-type="float">
            <text:p>0.290869581</text:p>
          </table:table-cell>
          <table:table-cell table:formula="of:=[.E14]+([.D15]-[.D14])" office:value-type="float" office:value="-1.7091304190039" calcext:value-type="float">
            <text:p>-1.709130419</text:p>
          </table:table-cell>
          <table:table-cell table:number-columns-repeated="2"/>
          <table:table-cell table:formula="of:=[.H14]+2*([.D15]-[.D14])" office:value-type="float" office:value="-2.41826083800781" calcext:value-type="float">
            <text:p>-2.418260838</text:p>
          </table:table-cell>
          <table:table-cell/>
          <table:table-cell table:formula="of:=[.J14]+3*([.D15]-[.D14])" office:value-type="float" office:value="-3.12739125701171" calcext:value-type="float">
            <text:p>-3.127391257</text:p>
          </table:table-cell>
          <table:table-cell table:number-columns-repeated="2"/>
          <table:table-cell table:formula="of:=[.M14]-([.D15]-[.D14])" office:value-type="float" office:value="-5.2908695809961" calcext:value-type="float">
            <text:p>-5.290869581</text:p>
          </table:table-cell>
          <table:table-cell table:number-columns-repeated="2"/>
          <table:table-cell table:formula="of:=[.P14]+[.R15]*([.D15]-[.D14])" office:value-type="float" office:value="-11.2383551114871" calcext:value-type="float">
            <text:p>-11.2383551115</text:p>
          </table:table-cell>
          <table:table-cell/>
          <table:table-cell table:formula="of:=[.R1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945633877033536" calcext:value-type="float">
            <text:p>0.945633877</text:p>
          </table:table-cell>
          <table:table-cell table:formula="of:=[.E15]+([.D16]-[.D15])" office:value-type="float" office:value="-1.05436612296646" calcext:value-type="float">
            <text:p>-1.054366123</text:p>
          </table:table-cell>
          <table:table-cell table:number-columns-repeated="2"/>
          <table:table-cell table:formula="of:=[.H15]+2*([.D16]-[.D15])" office:value-type="float" office:value="-1.10873224593293" calcext:value-type="float">
            <text:p>-1.1087322459</text:p>
          </table:table-cell>
          <table:table-cell/>
          <table:table-cell table:formula="of:=[.J15]+3*([.D16]-[.D15])" office:value-type="float" office:value="-1.16309836889939" calcext:value-type="float">
            <text:p>-1.1630983689</text:p>
          </table:table-cell>
          <table:table-cell table:number-columns-repeated="2"/>
          <table:table-cell table:formula="of:=[.M15]-([.D16]-[.D15])" office:value-type="float" office:value="-5.94563387703354" calcext:value-type="float">
            <text:p>-5.945633877</text:p>
          </table:table-cell>
          <table:table-cell table:number-columns-repeated="2"/>
          <table:table-cell table:formula="of:=[.P15]+[.R16]*([.D16]-[.D15])" office:value-type="float" office:value="-10.5835908154496" calcext:value-type="float">
            <text:p>-10.5835908154</text:p>
          </table:table-cell>
          <table:table-cell/>
          <table:table-cell table:formula="of:=[.R1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47911643127372" calcext:value-type="float">
            <text:p>1.4791164313</text:p>
          </table:table-cell>
          <table:table-cell table:formula="of:=[.E16]+([.D17]-[.D16])" office:value-type="float" office:value="-0.520883568726276" calcext:value-type="float">
            <text:p>-0.5208835687</text:p>
          </table:table-cell>
          <table:table-cell table:number-columns-repeated="2"/>
          <table:table-cell table:formula="of:=[.H16]+2*([.D17]-[.D16])" office:value-type="float" office:value="-0.0417671374525526" calcext:value-type="float">
            <text:p>-0.0417671375</text:p>
          </table:table-cell>
          <table:table-cell/>
          <table:table-cell table:formula="of:=[.J16]+3*([.D17]-[.D16])" office:value-type="float" office:value="0.437349293821171" calcext:value-type="float">
            <text:p>0.4373492938</text:p>
          </table:table-cell>
          <table:table-cell table:number-columns-repeated="2"/>
          <table:table-cell table:formula="of:=[.M16]-([.D17]-[.D16])" office:value-type="float" office:value="-6.47911643127372" calcext:value-type="float">
            <text:p>-6.4791164313</text:p>
          </table:table-cell>
          <table:table-cell table:number-columns-repeated="2"/>
          <table:table-cell table:formula="of:=[.P16]+[.R17]*([.D17]-[.D16])" office:value-type="float" office:value="-11.1170733696898" calcext:value-type="float">
            <text:p>-11.1170733697</text:p>
          </table:table-cell>
          <table:table-cell/>
          <table:table-cell table:formula="of:=[.R1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237912837496196" calcext:value-type="float">
            <text:p>0.2379128375</text:p>
          </table:table-cell>
          <table:table-cell table:formula="of:=[.E17]+([.D18]-[.D17])" office:value-type="float" office:value="-1.7620871625038" calcext:value-type="float">
            <text:p>-1.7620871625</text:p>
          </table:table-cell>
          <table:table-cell table:number-columns-repeated="2"/>
          <table:table-cell table:formula="of:=[.H17]+2*([.D18]-[.D17])" office:value-type="float" office:value="-2.52417432500761" calcext:value-type="float">
            <text:p>-2.524174325</text:p>
          </table:table-cell>
          <table:table-cell/>
          <table:table-cell table:formula="of:=[.J17]+3*([.D18]-[.D17])" office:value-type="float" office:value="-3.28626148751141" calcext:value-type="float">
            <text:p>-3.2862614875</text:p>
          </table:table-cell>
          <table:table-cell table:number-columns-repeated="2"/>
          <table:table-cell table:formula="of:=[.M17]-([.D18]-[.D17])" office:value-type="float" office:value="-5.2379128374962" calcext:value-type="float">
            <text:p>-5.2379128375</text:p>
          </table:table-cell>
          <table:table-cell table:number-columns-repeated="2"/>
          <table:table-cell table:formula="of:=[.P17]+[.R18]*([.D18]-[.D17])" office:value-type="float" office:value="-12.3582769634674" calcext:value-type="float">
            <text:p>-12.3582769635</text:p>
          </table:table-cell>
          <table:table-cell/>
          <table:table-cell table:formula="of:=[.R1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01472460045899" calcext:value-type="float">
            <text:p>-1.0147246005</text:p>
          </table:table-cell>
          <table:table-cell table:formula="of:=[.E18]+([.D19]-[.D18])" office:value-type="float" office:value="-3.01472460045899" calcext:value-type="float">
            <text:p>-3.0147246005</text:p>
          </table:table-cell>
          <table:table-cell table:number-columns-repeated="2"/>
          <table:table-cell table:formula="of:=[.H18]+2*([.D19]-[.D18])" office:value-type="float" office:value="-5.02944920091799" calcext:value-type="float">
            <text:p>-5.0294492009</text:p>
          </table:table-cell>
          <table:table-cell/>
          <table:table-cell table:formula="of:=[.J18]+3*([.D19]-[.D18])" office:value-type="float" office:value="-7.04417380137698" calcext:value-type="float">
            <text:p>-7.0441738014</text:p>
          </table:table-cell>
          <table:table-cell table:number-columns-repeated="2"/>
          <table:table-cell table:formula="of:=[.M18]-([.D19]-[.D18])" office:value-type="float" office:value="-3.98527539954101" calcext:value-type="float">
            <text:p>-3.9852753995</text:p>
          </table:table-cell>
          <table:table-cell table:number-columns-repeated="2"/>
          <table:table-cell table:formula="of:=[.P18]+[.R19]*([.D19]-[.D18])" office:value-type="float" office:value="-11.1056395255122" calcext:value-type="float">
            <text:p>-11.1056395255</text:p>
          </table:table-cell>
          <table:table-cell/>
          <table:table-cell table:formula="of:=[.R1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75872829943067" calcext:value-type="float">
            <text:p>1.7587282994</text:p>
          </table:table-cell>
          <table:table-cell table:formula="of:=[.E19]+([.D20]-[.D19])" office:value-type="float" office:value="-0.241271700569329" calcext:value-type="float">
            <text:p>-0.2412717006</text:p>
          </table:table-cell>
          <table:table-cell table:number-columns-repeated="2"/>
          <table:table-cell table:formula="of:=[.H19]+2*([.D20]-[.D19])" office:value-type="float" office:value="0.517456598861341" calcext:value-type="float">
            <text:p>0.5174565989</text:p>
          </table:table-cell>
          <table:table-cell/>
          <table:table-cell table:formula="of:=[.J19]+3*([.D20]-[.D19])" office:value-type="float" office:value="1.27618489829201" calcext:value-type="float">
            <text:p>1.2761848983</text:p>
          </table:table-cell>
          <table:table-cell table:number-columns-repeated="2"/>
          <table:table-cell table:formula="of:=[.M19]-([.D20]-[.D19])" office:value-type="float" office:value="-6.75872829943067" calcext:value-type="float">
            <text:p>-6.7587282994</text:p>
          </table:table-cell>
          <table:table-cell table:number-columns-repeated="2"/>
          <table:table-cell table:formula="of:=[.P19]+[.R20]*([.D20]-[.D19])" office:value-type="float" office:value="-8.33218662562249" calcext:value-type="float">
            <text:p>-8.3321866256</text:p>
          </table:table-cell>
          <table:table-cell/>
          <table:table-cell table:formula="of:=[.R1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2.9711725696159" calcext:value-type="float">
            <text:p>-2.9711725696</text:p>
          </table:table-cell>
          <table:table-cell table:formula="of:=[.E20]+([.D21]-[.D20])" office:value-type="float" office:value="-4.9711725696159" calcext:value-type="float">
            <text:p>-4.9711725696</text:p>
          </table:table-cell>
          <table:table-cell table:number-columns-repeated="2"/>
          <table:table-cell table:formula="of:=[.H20]+2*([.D21]-[.D20])" office:value-type="float" office:value="-8.9423451392318" calcext:value-type="float">
            <text:p>-8.9423451392</text:p>
          </table:table-cell>
          <table:table-cell/>
          <table:table-cell table:formula="of:=[.J20]+3*([.D21]-[.D20])" office:value-type="float" office:value="-12.9135177088477" calcext:value-type="float">
            <text:p>-12.9135177088</text:p>
          </table:table-cell>
          <table:table-cell table:number-columns-repeated="2"/>
          <table:table-cell table:formula="of:=[.M20]-([.D21]-[.D20])" office:value-type="float" office:value="-2.0288274303841" calcext:value-type="float">
            <text:p>-2.0288274304</text:p>
          </table:table-cell>
          <table:table-cell table:number-columns-repeated="2"/>
          <table:table-cell table:formula="of:=[.P20]+[.R21]*([.D21]-[.D20])" office:value-type="float" office:value="-3.60228575657593" calcext:value-type="float">
            <text:p>-3.6022857566</text:p>
          </table:table-cell>
          <table:table-cell/>
          <table:table-cell table:formula="of:=[.R2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956651639060198" calcext:value-type="float">
            <text:p>0.9566516391</text:p>
          </table:table-cell>
          <table:table-cell table:formula="of:=[.E21]+([.D22]-[.D21])" office:value-type="float" office:value="-1.0433483609398" calcext:value-type="float">
            <text:p>-1.0433483609</text:p>
          </table:table-cell>
          <table:table-cell table:number-columns-repeated="2"/>
          <table:table-cell table:formula="of:=[.H21]+2*([.D22]-[.D21])" office:value-type="float" office:value="-1.0866967218796" calcext:value-type="float">
            <text:p>-1.0866967219</text:p>
          </table:table-cell>
          <table:table-cell/>
          <table:table-cell table:formula="of:=[.J21]+3*([.D22]-[.D21])" office:value-type="float" office:value="-1.13004508281941" calcext:value-type="float">
            <text:p>-1.1300450828</text:p>
          </table:table-cell>
          <table:table-cell table:number-columns-repeated="2"/>
          <table:table-cell table:formula="of:=[.M21]-([.D22]-[.D21])" office:value-type="float" office:value="-5.9566516390602" calcext:value-type="float">
            <text:p>-5.9566516391</text:p>
          </table:table-cell>
          <table:table-cell table:number-columns-repeated="2"/>
          <table:table-cell table:formula="of:=[.P21]+[.R22]*([.D22]-[.D21])" office:value-type="float" office:value="0.325538452100171" calcext:value-type="float">
            <text:p>0.3255384521</text:p>
          </table:table-cell>
          <table:table-cell/>
          <table:table-cell table:formula="of:=[.R2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715474124949601" calcext:value-type="float">
            <text:p>-0.7154741249</text:p>
          </table:table-cell>
          <table:table-cell table:formula="of:=[.E22]+([.D23]-[.D22])" office:value-type="float" office:value="-2.7154741249496" calcext:value-type="float">
            <text:p>-2.7154741249</text:p>
          </table:table-cell>
          <table:table-cell table:number-columns-repeated="2"/>
          <table:table-cell table:formula="of:=[.H22]+2*([.D23]-[.D22])" office:value-type="float" office:value="-4.4309482498992" calcext:value-type="float">
            <text:p>-4.4309482499</text:p>
          </table:table-cell>
          <table:table-cell/>
          <table:table-cell table:formula="of:=[.J22]+3*([.D23]-[.D22])" office:value-type="float" office:value="-6.1464223748488" calcext:value-type="float">
            <text:p>-6.1464223748</text:p>
          </table:table-cell>
          <table:table-cell table:number-columns-repeated="2"/>
          <table:table-cell table:formula="of:=[.M22]-([.D23]-[.D22])" office:value-type="float" office:value="-4.2845258750504" calcext:value-type="float">
            <text:p>-4.2845258751</text:p>
          </table:table-cell>
          <table:table-cell table:number-columns-repeated="2"/>
          <table:table-cell table:formula="of:=[.P22]+[.R23]*([.D23]-[.D22])" office:value-type="float" office:value="1.99766421610997" calcext:value-type="float">
            <text:p>1.9976642161</text:p>
          </table:table-cell>
          <table:table-cell/>
          <table:table-cell table:formula="of:=[.R2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94380990327431" calcext:value-type="float">
            <text:p>0.3943809903</text:p>
          </table:table-cell>
          <table:table-cell table:formula="of:=[.E23]+([.D24]-[.D23])" office:value-type="float" office:value="-1.60561900967257" calcext:value-type="float">
            <text:p>-1.6056190097</text:p>
          </table:table-cell>
          <table:table-cell table:number-columns-repeated="2"/>
          <table:table-cell table:formula="of:=[.H23]+2*([.D24]-[.D23])" office:value-type="float" office:value="-2.21123801934514" calcext:value-type="float">
            <text:p>-2.2112380193</text:p>
          </table:table-cell>
          <table:table-cell/>
          <table:table-cell table:formula="of:=[.J23]+3*([.D24]-[.D23])" office:value-type="float" office:value="-2.81685702901771" calcext:value-type="float">
            <text:p>-2.816857029</text:p>
          </table:table-cell>
          <table:table-cell table:number-columns-repeated="2"/>
          <table:table-cell table:formula="of:=[.M23]-([.D24]-[.D23])" office:value-type="float" office:value="-5.39438099032743" calcext:value-type="float">
            <text:p>-5.3943809903</text:p>
          </table:table-cell>
          <table:table-cell table:number-columns-repeated="2"/>
          <table:table-cell table:formula="of:=[.P23]+[.R24]*([.D24]-[.D23])" office:value-type="float" office:value="3.107519331387" calcext:value-type="float">
            <text:p>3.1075193314</text:p>
          </table:table-cell>
          <table:table-cell/>
          <table:table-cell table:formula="of:=[.R2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775778423218729" calcext:value-type="float">
            <text:p>-0.7757784232</text:p>
          </table:table-cell>
          <table:table-cell table:formula="of:=[.E24]+([.D25]-[.D24])" office:value-type="float" office:value="-2.77577842321873" calcext:value-type="float">
            <text:p>-2.7757784232</text:p>
          </table:table-cell>
          <table:table-cell table:number-columns-repeated="2"/>
          <table:table-cell table:formula="of:=[.H24]+2*([.D25]-[.D24])" office:value-type="float" office:value="-4.55155684643746" calcext:value-type="float">
            <text:p>-4.5515568464</text:p>
          </table:table-cell>
          <table:table-cell/>
          <table:table-cell table:formula="of:=[.J24]+3*([.D25]-[.D24])" office:value-type="float" office:value="-6.32733526965619" calcext:value-type="float">
            <text:p>-6.3273352697</text:p>
          </table:table-cell>
          <table:table-cell table:number-columns-repeated="2"/>
          <table:table-cell table:formula="of:=[.M24]-([.D25]-[.D24])" office:value-type="float" office:value="-4.22422157678127" calcext:value-type="float">
            <text:p>-4.2242215768</text:p>
          </table:table-cell>
          <table:table-cell table:number-columns-repeated="2"/>
          <table:table-cell table:formula="of:=[.P24]+[.R25]*([.D25]-[.D24])" office:value-type="float" office:value="4.27767874493316" calcext:value-type="float">
            <text:p>4.2776787449</text:p>
          </table:table-cell>
          <table:table-cell/>
          <table:table-cell table:formula="of:=[.R2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26023683551173" calcext:value-type="float">
            <text:p>0.6260236836</text:p>
          </table:table-cell>
          <table:table-cell table:formula="of:=[.E25]+([.D26]-[.D25])" office:value-type="float" office:value="-1.37397631644883" calcext:value-type="float">
            <text:p>-1.3739763164</text:p>
          </table:table-cell>
          <table:table-cell table:number-columns-repeated="2"/>
          <table:table-cell table:formula="of:=[.H25]+2*([.D26]-[.D25])" office:value-type="float" office:value="-1.74795263289765" calcext:value-type="float">
            <text:p>-1.7479526329</text:p>
          </table:table-cell>
          <table:table-cell/>
          <table:table-cell table:formula="of:=[.J25]+3*([.D26]-[.D25])" office:value-type="float" office:value="-2.12192894934648" calcext:value-type="float">
            <text:p>-2.1219289493</text:p>
          </table:table-cell>
          <table:table-cell table:number-columns-repeated="2"/>
          <table:table-cell table:formula="of:=[.M25]-([.D26]-[.D25])" office:value-type="float" office:value="-5.62602368355117" calcext:value-type="float">
            <text:p>-5.6260236836</text:p>
          </table:table-cell>
          <table:table-cell table:number-columns-repeated="2"/>
          <table:table-cell table:formula="of:=[.P25]+[.R26]*([.D26]-[.D25])" office:value-type="float" office:value="5.67948085170306" calcext:value-type="float">
            <text:p>5.6794808517</text:p>
          </table:table-cell>
          <table:table-cell/>
          <table:table-cell table:formula="of:=[.R2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559753138583208" calcext:value-type="float">
            <text:p>0.5597531386</text:p>
          </table:table-cell>
          <table:table-cell table:formula="of:=[.E26]+([.D27]-[.D26])" office:value-type="float" office:value="-1.44024686141679" calcext:value-type="float">
            <text:p>-1.4402468614</text:p>
          </table:table-cell>
          <table:table-cell table:number-columns-repeated="2"/>
          <table:table-cell table:formula="of:=[.H26]+2*([.D27]-[.D26])" office:value-type="float" office:value="-1.88049372283358" calcext:value-type="float">
            <text:p>-1.8804937228</text:p>
          </table:table-cell>
          <table:table-cell/>
          <table:table-cell table:formula="of:=[.J26]+3*([.D27]-[.D26])" office:value-type="float" office:value="-2.32074058425037" calcext:value-type="float">
            <text:p>-2.3207405843</text:p>
          </table:table-cell>
          <table:table-cell table:number-columns-repeated="2"/>
          <table:table-cell table:formula="of:=[.M26]-([.D27]-[.D26])" office:value-type="float" office:value="-5.55975313858321" calcext:value-type="float">
            <text:p>-5.5597531386</text:p>
          </table:table-cell>
          <table:table-cell table:number-columns-repeated="2"/>
          <table:table-cell table:formula="of:=[.P26]+[.R27]*([.D27]-[.D26])" office:value-type="float" office:value="5.74575139667103" calcext:value-type="float">
            <text:p>5.7457513967</text:p>
          </table:table-cell>
          <table:table-cell/>
          <table:table-cell table:formula="of:=[.R2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364488404928085" calcext:value-type="float">
            <text:p>-0.3644884049</text:p>
          </table:table-cell>
          <table:table-cell table:formula="of:=[.E27]+([.D28]-[.D27])" office:value-type="float" office:value="-2.36448840492808" calcext:value-type="float">
            <text:p>-2.3644884049</text:p>
          </table:table-cell>
          <table:table-cell table:number-columns-repeated="2"/>
          <table:table-cell table:formula="of:=[.H27]+2*([.D28]-[.D27])" office:value-type="float" office:value="-3.72897680985617" calcext:value-type="float">
            <text:p>-3.7289768099</text:p>
          </table:table-cell>
          <table:table-cell/>
          <table:table-cell table:formula="of:=[.J27]+3*([.D28]-[.D27])" office:value-type="float" office:value="-5.09346521478425" calcext:value-type="float">
            <text:p>-5.0934652148</text:p>
          </table:table-cell>
          <table:table-cell table:number-columns-repeated="2"/>
          <table:table-cell table:formula="of:=[.M27]-([.D28]-[.D27])" office:value-type="float" office:value="-4.63551159507192" calcext:value-type="float">
            <text:p>-4.6355115951</text:p>
          </table:table-cell>
          <table:table-cell table:number-columns-repeated="2"/>
          <table:table-cell table:formula="of:=[.P27]+[.R28]*([.D28]-[.D27])" office:value-type="float" office:value="4.82150985315974" calcext:value-type="float">
            <text:p>4.8215098532</text:p>
          </table:table-cell>
          <table:table-cell/>
          <table:table-cell table:formula="of:=[.R2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968890589953615" calcext:value-type="float">
            <text:p>-0.96889059</text:p>
          </table:table-cell>
          <table:table-cell table:formula="of:=[.E28]+([.D29]-[.D28])" office:value-type="float" office:value="-2.96889058995361" calcext:value-type="float">
            <text:p>-2.96889059</text:p>
          </table:table-cell>
          <table:table-cell table:number-columns-repeated="2"/>
          <table:table-cell table:formula="of:=[.H28]+2*([.D29]-[.D28])" office:value-type="float" office:value="-4.93778117990723" calcext:value-type="float">
            <text:p>-4.9377811799</text:p>
          </table:table-cell>
          <table:table-cell/>
          <table:table-cell table:formula="of:=[.J28]+3*([.D29]-[.D28])" office:value-type="float" office:value="-6.90667176986085" calcext:value-type="float">
            <text:p>-6.9066717699</text:p>
          </table:table-cell>
          <table:table-cell table:number-columns-repeated="2"/>
          <table:table-cell table:formula="of:=[.M28]-([.D29]-[.D28])" office:value-type="float" office:value="-4.03110941004639" calcext:value-type="float">
            <text:p>-4.03110941</text:p>
          </table:table-cell>
          <table:table-cell table:number-columns-repeated="2"/>
          <table:table-cell table:formula="of:=[.P28]+[.R29]*([.D29]-[.D28])" office:value-type="float" office:value="5.42591203818527" calcext:value-type="float">
            <text:p>5.4259120382</text:p>
          </table:table-cell>
          <table:table-cell/>
          <table:table-cell table:formula="of:=[.R2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266457593611121" calcext:value-type="float">
            <text:p>0.2664575936</text:p>
          </table:table-cell>
          <table:table-cell table:formula="of:=[.E29]+([.D30]-[.D29])" office:value-type="float" office:value="-1.73354240638888" calcext:value-type="float">
            <text:p>-1.7335424064</text:p>
          </table:table-cell>
          <table:table-cell table:number-columns-repeated="2"/>
          <table:table-cell table:formula="of:=[.H29]+2*([.D30]-[.D29])" office:value-type="float" office:value="-2.46708481277776" calcext:value-type="float">
            <text:p>-2.4670848128</text:p>
          </table:table-cell>
          <table:table-cell/>
          <table:table-cell table:formula="of:=[.J29]+3*([.D30]-[.D29])" office:value-type="float" office:value="-3.20062721916663" calcext:value-type="float">
            <text:p>-3.2006272192</text:p>
          </table:table-cell>
          <table:table-cell table:number-columns-repeated="2"/>
          <table:table-cell table:formula="of:=[.M29]-([.D30]-[.D29])" office:value-type="float" office:value="-5.26645759361112" calcext:value-type="float">
            <text:p>-5.2664575936</text:p>
          </table:table-cell>
          <table:table-cell table:number-columns-repeated="2"/>
          <table:table-cell table:formula="of:=[.P29]+[.R30]*([.D30]-[.D29])" office:value-type="float" office:value="6.66126022175" calcext:value-type="float">
            <text:p>6.6612602218</text:p>
          </table:table-cell>
          <table:table-cell/>
          <table:table-cell table:formula="of:=[.R2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45535178589908" calcext:value-type="float">
            <text:p>0.6455351786</text:p>
          </table:table-cell>
          <table:table-cell table:formula="of:=[.E30]+([.D31]-[.D30])" office:value-type="float" office:value="-1.35446482141009" calcext:value-type="float">
            <text:p>-1.3544648214</text:p>
          </table:table-cell>
          <table:table-cell table:number-columns-repeated="2"/>
          <table:table-cell table:formula="of:=[.H30]+2*([.D31]-[.D30])" office:value-type="float" office:value="-1.70892964282018" calcext:value-type="float">
            <text:p>-1.7089296428</text:p>
          </table:table-cell>
          <table:table-cell/>
          <table:table-cell table:formula="of:=[.J30]+3*([.D31]-[.D30])" office:value-type="float" office:value="-2.06339446423027" calcext:value-type="float">
            <text:p>-2.0633944642</text:p>
          </table:table-cell>
          <table:table-cell table:number-columns-repeated="2"/>
          <table:table-cell table:formula="of:=[.M30]-([.D31]-[.D30])" office:value-type="float" office:value="-5.64553517858991" calcext:value-type="float">
            <text:p>-5.6455351786</text:p>
          </table:table-cell>
          <table:table-cell table:number-columns-repeated="2"/>
          <table:table-cell table:formula="of:=[.P30]+[.R31]*([.D31]-[.D30])" office:value-type="float" office:value="6.28218263677122" calcext:value-type="float">
            <text:p>6.2821826368</text:p>
          </table:table-cell>
          <table:table-cell/>
          <table:table-cell table:formula="of:=[.R3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820491797304967" calcext:value-type="float">
            <text:p>-0.8204917973</text:p>
          </table:table-cell>
          <table:table-cell table:formula="of:=[.E31]+([.D32]-[.D31])" office:value-type="float" office:value="-2.82049179730497" calcext:value-type="float">
            <text:p>-2.8204917973</text:p>
          </table:table-cell>
          <table:table-cell table:number-columns-repeated="2"/>
          <table:table-cell table:formula="of:=[.H31]+2*([.D32]-[.D31])" office:value-type="float" office:value="-4.64098359460994" calcext:value-type="float">
            <text:p>-4.6409835946</text:p>
          </table:table-cell>
          <table:table-cell/>
          <table:table-cell table:formula="of:=[.J31]+3*([.D32]-[.D31])" office:value-type="float" office:value="-6.4614753919149" calcext:value-type="float">
            <text:p>-6.4614753919</text:p>
          </table:table-cell>
          <table:table-cell table:number-columns-repeated="2"/>
          <table:table-cell table:formula="of:=[.M31]-([.D32]-[.D31])" office:value-type="float" office:value="-4.17950820269503" calcext:value-type="float">
            <text:p>-4.1795082027</text:p>
          </table:table-cell>
          <table:table-cell table:number-columns-repeated="2"/>
          <table:table-cell table:formula="of:=[.P31]+[.R32]*([.D32]-[.D31])" office:value-type="float" office:value="4.81615566087634" calcext:value-type="float">
            <text:p>4.8161556609</text:p>
          </table:table-cell>
          <table:table-cell/>
          <table:table-cell table:formula="of:=[.R3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1.25106968867348" calcext:value-type="float">
            <text:p>-1.2510696887</text:p>
          </table:table-cell>
          <table:table-cell table:formula="of:=[.E32]+([.D33]-[.D32])" office:value-type="float" office:value="-3.25106968867347" calcext:value-type="float">
            <text:p>-3.2510696887</text:p>
          </table:table-cell>
          <table:table-cell table:number-columns-repeated="2"/>
          <table:table-cell table:formula="of:=[.H32]+2*([.D33]-[.D32])" office:value-type="float" office:value="-5.50213937734695" calcext:value-type="float">
            <text:p>-5.5021393773</text:p>
          </table:table-cell>
          <table:table-cell/>
          <table:table-cell table:formula="of:=[.J32]+3*([.D33]-[.D32])" office:value-type="float" office:value="-7.75320906602043" calcext:value-type="float">
            <text:p>-7.753209066</text:p>
          </table:table-cell>
          <table:table-cell table:number-columns-repeated="2"/>
          <table:table-cell table:formula="of:=[.M32]-([.D33]-[.D32])" office:value-type="float" office:value="-3.74893031132652" calcext:value-type="float">
            <text:p>-3.7489303113</text:p>
          </table:table-cell>
          <table:table-cell table:number-columns-repeated="2"/>
          <table:table-cell table:formula="of:=[.P32]+[.R33]*([.D33]-[.D32])" office:value-type="float" office:value="5.24673355224485" calcext:value-type="float">
            <text:p>5.2467335522</text:p>
          </table:table-cell>
          <table:table-cell/>
          <table:table-cell table:formula="of:=[.R3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26929640905998" calcext:value-type="float">
            <text:p>0.1269296409</text:p>
          </table:table-cell>
          <table:table-cell table:formula="of:=[.E33]+([.D34]-[.D33])" office:value-type="float" office:value="-1.873070359094" calcext:value-type="float">
            <text:p>-1.8730703591</text:p>
          </table:table-cell>
          <table:table-cell table:number-columns-repeated="2"/>
          <table:table-cell table:formula="of:=[.H33]+2*([.D34]-[.D33])" office:value-type="float" office:value="-2.74614071818801" calcext:value-type="float">
            <text:p>-2.7461407182</text:p>
          </table:table-cell>
          <table:table-cell/>
          <table:table-cell table:formula="of:=[.J33]+3*([.D34]-[.D33])" office:value-type="float" office:value="-3.61921107728201" calcext:value-type="float">
            <text:p>-3.6192110773</text:p>
          </table:table-cell>
          <table:table-cell table:number-columns-repeated="2"/>
          <table:table-cell table:formula="of:=[.M33]-([.D34]-[.D33])" office:value-type="float" office:value="-5.126929640906" calcext:value-type="float">
            <text:p>-5.1269296409</text:p>
          </table:table-cell>
          <table:table-cell table:number-columns-repeated="2"/>
          <table:table-cell table:formula="of:=[.P33]+[.R34]*([.D34]-[.D33])" office:value-type="float" office:value="6.62473288182432" calcext:value-type="float">
            <text:p>6.6247328818</text:p>
          </table:table-cell>
          <table:table-cell/>
          <table:table-cell table:formula="of:=[.R3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341550753030036" calcext:value-type="float">
            <text:p>-0.341550753</text:p>
          </table:table-cell>
          <table:table-cell table:formula="of:=[.E34]+([.D35]-[.D34])" office:value-type="float" office:value="-2.34155075303003" calcext:value-type="float">
            <text:p>-2.341550753</text:p>
          </table:table-cell>
          <table:table-cell table:number-columns-repeated="2"/>
          <table:table-cell table:formula="of:=[.H34]+2*([.D35]-[.D34])" office:value-type="float" office:value="-3.68310150606007" calcext:value-type="float">
            <text:p>-3.6831015061</text:p>
          </table:table-cell>
          <table:table-cell/>
          <table:table-cell table:formula="of:=[.J34]+3*([.D35]-[.D34])" office:value-type="float" office:value="-5.02465225909011" calcext:value-type="float">
            <text:p>-5.0246522591</text:p>
          </table:table-cell>
          <table:table-cell table:number-columns-repeated="2"/>
          <table:table-cell table:formula="of:=[.M34]-([.D35]-[.D34])" office:value-type="float" office:value="-4.65844924696996" calcext:value-type="float">
            <text:p>-4.658449247</text:p>
          </table:table-cell>
          <table:table-cell table:number-columns-repeated="2"/>
          <table:table-cell table:formula="of:=[.P34]+[.R35]*([.D35]-[.D34])" office:value-type="float" office:value="7.09321327576036" calcext:value-type="float">
            <text:p>7.0932132758</text:p>
          </table:table-cell>
          <table:table-cell/>
          <table:table-cell table:formula="of:=[.R3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825173962119497" calcext:value-type="float">
            <text:p>-0.8251739621</text:p>
          </table:table-cell>
          <table:table-cell table:formula="of:=[.E35]+([.D36]-[.D35])" office:value-type="float" office:value="-2.8251739621195" calcext:value-type="float">
            <text:p>-2.8251739621</text:p>
          </table:table-cell>
          <table:table-cell table:number-columns-repeated="2"/>
          <table:table-cell table:formula="of:=[.H35]+2*([.D36]-[.D35])" office:value-type="float" office:value="-4.650347924239" calcext:value-type="float">
            <text:p>-4.6503479242</text:p>
          </table:table-cell>
          <table:table-cell/>
          <table:table-cell table:formula="of:=[.J35]+3*([.D36]-[.D35])" office:value-type="float" office:value="-6.47552188635849" calcext:value-type="float">
            <text:p>-6.4755218864</text:p>
          </table:table-cell>
          <table:table-cell table:number-columns-repeated="2"/>
          <table:table-cell table:formula="of:=[.M35]-([.D36]-[.D35])" office:value-type="float" office:value="-4.1748260378805" calcext:value-type="float">
            <text:p>-4.1748260379</text:p>
          </table:table-cell>
          <table:table-cell table:number-columns-repeated="2"/>
          <table:table-cell table:formula="of:=[.P35]+[.R36]*([.D36]-[.D35])" office:value-type="float" office:value="6.60959006667089" calcext:value-type="float">
            <text:p>6.6095900667</text:p>
          </table:table-cell>
          <table:table-cell/>
          <table:table-cell table:formula="of:=[.R3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81916146956376" calcext:value-type="float">
            <text:p>1.8191614696</text:p>
          </table:table-cell>
          <table:table-cell table:formula="of:=[.E36]+([.D37]-[.D36])" office:value-type="float" office:value="-0.180838530436243" calcext:value-type="float">
            <text:p>-0.1808385304</text:p>
          </table:table-cell>
          <table:table-cell table:number-columns-repeated="2"/>
          <table:table-cell table:formula="of:=[.H36]+2*([.D37]-[.D36])" office:value-type="float" office:value="0.638322939127511" calcext:value-type="float">
            <text:p>0.6383229391</text:p>
          </table:table-cell>
          <table:table-cell/>
          <table:table-cell table:formula="of:=[.J36]+3*([.D37]-[.D36])" office:value-type="float" office:value="1.45748440869127" calcext:value-type="float">
            <text:p>1.4574844087</text:p>
          </table:table-cell>
          <table:table-cell table:number-columns-repeated="2"/>
          <table:table-cell table:formula="of:=[.M36]-([.D37]-[.D36])" office:value-type="float" office:value="-6.81916146956376" calcext:value-type="float">
            <text:p>-6.8191614696</text:p>
          </table:table-cell>
          <table:table-cell table:number-columns-repeated="2"/>
          <table:table-cell table:formula="of:=[.P36]+[.R37]*([.D37]-[.D36])" office:value-type="float" office:value="3.96525463498764" calcext:value-type="float">
            <text:p>3.965254635</text:p>
          </table:table-cell>
          <table:table-cell/>
          <table:table-cell table:formula="of:=[.R3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700883507230008" calcext:value-type="float">
            <text:p>-0.7008835072</text:p>
          </table:table-cell>
          <table:table-cell table:formula="of:=[.E37]+([.D38]-[.D37])" office:value-type="float" office:value="-2.70088350723001" calcext:value-type="float">
            <text:p>-2.7008835072</text:p>
          </table:table-cell>
          <table:table-cell table:number-columns-repeated="2"/>
          <table:table-cell table:formula="of:=[.H37]+2*([.D38]-[.D37])" office:value-type="float" office:value="-4.40176701446002" calcext:value-type="float">
            <text:p>-4.4017670145</text:p>
          </table:table-cell>
          <table:table-cell/>
          <table:table-cell table:formula="of:=[.J37]+3*([.D38]-[.D37])" office:value-type="float" office:value="-6.10265052169002" calcext:value-type="float">
            <text:p>-6.1026505217</text:p>
          </table:table-cell>
          <table:table-cell table:number-columns-repeated="2"/>
          <table:table-cell table:formula="of:=[.M37]-([.D38]-[.D37])" office:value-type="float" office:value="-4.29911649276999" calcext:value-type="float">
            <text:p>-4.2991164928</text:p>
          </table:table-cell>
          <table:table-cell table:number-columns-repeated="2"/>
          <table:table-cell table:formula="of:=[.P37]+[.R38]*([.D38]-[.D37])" office:value-type="float" office:value="1.44520965819388" calcext:value-type="float">
            <text:p>1.4452096582</text:p>
          </table:table-cell>
          <table:table-cell/>
          <table:table-cell table:formula="of:=[.R3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04091363685061" calcext:value-type="float">
            <text:p>0.1040913637</text:p>
          </table:table-cell>
          <table:table-cell table:formula="of:=[.E38]+([.D39]-[.D38])" office:value-type="float" office:value="-1.89590863631494" calcext:value-type="float">
            <text:p>-1.8959086363</text:p>
          </table:table-cell>
          <table:table-cell table:number-columns-repeated="2"/>
          <table:table-cell table:formula="of:=[.H38]+2*([.D39]-[.D38])" office:value-type="float" office:value="-2.79181727262988" calcext:value-type="float">
            <text:p>-2.7918172726</text:p>
          </table:table-cell>
          <table:table-cell/>
          <table:table-cell table:formula="of:=[.J38]+3*([.D39]-[.D38])" office:value-type="float" office:value="-3.68772590894482" calcext:value-type="float">
            <text:p>-3.6877259089</text:p>
          </table:table-cell>
          <table:table-cell table:number-columns-repeated="2"/>
          <table:table-cell table:formula="of:=[.M38]-([.D39]-[.D38])" office:value-type="float" office:value="-5.10409136368506" calcext:value-type="float">
            <text:p>-5.1040913637</text:p>
          </table:table-cell>
          <table:table-cell table:number-columns-repeated="2"/>
          <table:table-cell table:formula="of:=[.P38]+[.R39]*([.D39]-[.D38])" office:value-type="float" office:value="0.640234787278809" calcext:value-type="float">
            <text:p>0.6402347873</text:p>
          </table:table-cell>
          <table:table-cell/>
          <table:table-cell table:formula="of:=[.R3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523397855997984" calcext:value-type="float">
            <text:p>-0.523397856</text:p>
          </table:table-cell>
          <table:table-cell table:formula="of:=[.E39]+([.D40]-[.D39])" office:value-type="float" office:value="-2.52339785599798" calcext:value-type="float">
            <text:p>-2.523397856</text:p>
          </table:table-cell>
          <table:table-cell table:number-columns-repeated="2"/>
          <table:table-cell table:formula="of:=[.H39]+2*([.D40]-[.D39])" office:value-type="float" office:value="-4.04679571199597" calcext:value-type="float">
            <text:p>-4.046795712</text:p>
          </table:table-cell>
          <table:table-cell/>
          <table:table-cell table:formula="of:=[.J39]+3*([.D40]-[.D39])" office:value-type="float" office:value="-5.57019356799395" calcext:value-type="float">
            <text:p>-5.570193568</text:p>
          </table:table-cell>
          <table:table-cell table:number-columns-repeated="2"/>
          <table:table-cell table:formula="of:=[.M39]-([.D40]-[.D39])" office:value-type="float" office:value="-4.47660214400202" calcext:value-type="float">
            <text:p>-4.476602144</text:p>
          </table:table-cell>
          <table:table-cell table:number-columns-repeated="2"/>
          <table:table-cell table:formula="of:=[.P39]+[.R40]*([.D40]-[.D39])" office:value-type="float" office:value="0.012745567595764" calcext:value-type="float">
            <text:p>0.0127455676</text:p>
          </table:table-cell>
          <table:table-cell/>
          <table:table-cell table:formula="of:=[.R3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661001033665928" calcext:value-type="float">
            <text:p>0.6610010337</text:p>
          </table:table-cell>
          <table:table-cell table:formula="of:=[.E40]+([.D41]-[.D40])" office:value-type="float" office:value="-1.33899896633407" calcext:value-type="float">
            <text:p>-1.3389989663</text:p>
          </table:table-cell>
          <table:table-cell table:number-columns-repeated="2"/>
          <table:table-cell table:formula="of:=[.H40]+2*([.D41]-[.D40])" office:value-type="float" office:value="-1.67799793266814" calcext:value-type="float">
            <text:p>-1.6779979327</text:p>
          </table:table-cell>
          <table:table-cell/>
          <table:table-cell table:formula="of:=[.J40]+3*([.D41]-[.D40])" office:value-type="float" office:value="-2.01699689900221" calcext:value-type="float">
            <text:p>-2.016996899</text:p>
          </table:table-cell>
          <table:table-cell table:number-columns-repeated="2"/>
          <table:table-cell table:formula="of:=[.M40]-([.D41]-[.D40])" office:value-type="float" office:value="-5.66100103366593" calcext:value-type="float">
            <text:p>-5.6610010337</text:p>
          </table:table-cell>
          <table:table-cell table:number-columns-repeated="2"/>
          <table:table-cell table:formula="of:=[.P40]+[.R41]*([.D41]-[.D40])" office:value-type="float" office:value="-1.17165332206815" calcext:value-type="float">
            <text:p>-1.1716533221</text:p>
          </table:table-cell>
          <table:table-cell/>
          <table:table-cell table:formula="of:=[.R4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224266230635222" calcext:value-type="float">
            <text:p>0.2242662306</text:p>
          </table:table-cell>
          <table:table-cell table:formula="of:=[.E41]+([.D42]-[.D41])" office:value-type="float" office:value="-1.77573376936478" calcext:value-type="float">
            <text:p>-1.7757337694</text:p>
          </table:table-cell>
          <table:table-cell table:number-columns-repeated="2"/>
          <table:table-cell table:formula="of:=[.H41]+2*([.D42]-[.D41])" office:value-type="float" office:value="-2.55146753872956" calcext:value-type="float">
            <text:p>-2.5514675387</text:p>
          </table:table-cell>
          <table:table-cell/>
          <table:table-cell table:formula="of:=[.J41]+3*([.D42]-[.D41])" office:value-type="float" office:value="-3.32720130809433" calcext:value-type="float">
            <text:p>-3.3272013081</text:p>
          </table:table-cell>
          <table:table-cell table:number-columns-repeated="2"/>
          <table:table-cell table:formula="of:=[.M41]-([.D42]-[.D41])" office:value-type="float" office:value="-5.22426623063522" calcext:value-type="float">
            <text:p>-5.2242662306</text:p>
          </table:table-cell>
          <table:table-cell table:number-columns-repeated="2"/>
          <table:table-cell table:formula="of:=[.P41]+[.R42]*([.D42]-[.D41])" office:value-type="float" office:value="-1.60838812509885" calcext:value-type="float">
            <text:p>-1.6083881251</text:p>
          </table:table-cell>
          <table:table-cell/>
          <table:table-cell table:formula="of:=[.R41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613136626475965" calcext:value-type="float">
            <text:p>-0.6131366265</text:p>
          </table:table-cell>
          <table:table-cell table:formula="of:=[.E42]+([.D43]-[.D42])" office:value-type="float" office:value="-2.61313662647596" calcext:value-type="float">
            <text:p>-2.6131366265</text:p>
          </table:table-cell>
          <table:table-cell table:number-columns-repeated="2"/>
          <table:table-cell table:formula="of:=[.H42]+2*([.D43]-[.D42])" office:value-type="float" office:value="-4.22627325295193" calcext:value-type="float">
            <text:p>-4.226273253</text:p>
          </table:table-cell>
          <table:table-cell/>
          <table:table-cell table:formula="of:=[.J42]+3*([.D43]-[.D42])" office:value-type="float" office:value="-5.83940987942789" calcext:value-type="float">
            <text:p>-5.8394098794</text:p>
          </table:table-cell>
          <table:table-cell table:number-columns-repeated="2"/>
          <table:table-cell table:formula="of:=[.M42]-([.D43]-[.D42])" office:value-type="float" office:value="-4.38686337352403" calcext:value-type="float">
            <text:p>-4.3868633735</text:p>
          </table:table-cell>
          <table:table-cell table:number-columns-repeated="2"/>
          <table:table-cell table:formula="of:=[.P42]+[.R43]*([.D43]-[.D42])" office:value-type="float" office:value="-0.770985267987667" calcext:value-type="float">
            <text:p>-0.770985268</text:p>
          </table:table-cell>
          <table:table-cell/>
          <table:table-cell table:formula="of:=[.R42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43900135156787" calcext:value-type="float">
            <text:p>1.4390013516</text:p>
          </table:table-cell>
          <table:table-cell table:formula="of:=[.E43]+([.D44]-[.D43])" office:value-type="float" office:value="-0.560998648432126" calcext:value-type="float">
            <text:p>-0.5609986484</text:p>
          </table:table-cell>
          <table:table-cell table:number-columns-repeated="2"/>
          <table:table-cell table:formula="of:=[.H43]+2*([.D44]-[.D43])" office:value-type="float" office:value="-0.121997296864255" calcext:value-type="float">
            <text:p>-0.1219972969</text:p>
          </table:table-cell>
          <table:table-cell/>
          <table:table-cell table:formula="of:=[.J43]+3*([.D44]-[.D43])" office:value-type="float" office:value="0.317004054703619" calcext:value-type="float">
            <text:p>0.3170040547</text:p>
          </table:table-cell>
          <table:table-cell table:number-columns-repeated="2"/>
          <table:table-cell table:formula="of:=[.M43]-([.D44]-[.D43])" office:value-type="float" office:value="-6.43900135156787" calcext:value-type="float">
            <text:p>-6.4390013516</text:p>
          </table:table-cell>
          <table:table-cell table:number-columns-repeated="2"/>
          <table:table-cell table:formula="of:=[.P43]+[.R44]*([.D44]-[.D43])" office:value-type="float" office:value="1.28115271005617" calcext:value-type="float">
            <text:p>1.2811527101</text:p>
          </table:table-cell>
          <table:table-cell/>
          <table:table-cell table:formula="of:=[.R43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389189364255667" calcext:value-type="float">
            <text:p>0.3891893643</text:p>
          </table:table-cell>
          <table:table-cell table:formula="of:=[.E44]+([.D45]-[.D44])" office:value-type="float" office:value="-1.61081063574433" calcext:value-type="float">
            <text:p>-1.6108106357</text:p>
          </table:table-cell>
          <table:table-cell table:number-columns-repeated="2"/>
          <table:table-cell table:formula="of:=[.H44]+2*([.D45]-[.D44])" office:value-type="float" office:value="-2.22162127148867" calcext:value-type="float">
            <text:p>-2.2216212715</text:p>
          </table:table-cell>
          <table:table-cell/>
          <table:table-cell table:formula="of:=[.J44]+3*([.D45]-[.D44])" office:value-type="float" office:value="-2.832431907233" calcext:value-type="float">
            <text:p>-2.8324319072</text:p>
          </table:table-cell>
          <table:table-cell table:number-columns-repeated="2"/>
          <table:table-cell table:formula="of:=[.M44]-([.D45]-[.D44])" office:value-type="float" office:value="-5.38918936425567" calcext:value-type="float">
            <text:p>-5.3891893643</text:p>
          </table:table-cell>
          <table:table-cell table:number-columns-repeated="2"/>
          <table:table-cell table:formula="of:=[.P44]+[.R45]*([.D45]-[.D44])" office:value-type="float" office:value="2.33096469736838" calcext:value-type="float">
            <text:p>2.3309646974</text:p>
          </table:table-cell>
          <table:table-cell/>
          <table:table-cell table:formula="of:=[.R44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1.19957229693255" calcext:value-type="float">
            <text:p>1.1995722969</text:p>
          </table:table-cell>
          <table:table-cell table:formula="of:=[.E45]+([.D46]-[.D45])" office:value-type="float" office:value="-0.80042770306745" calcext:value-type="float">
            <text:p>-0.8004277031</text:p>
          </table:table-cell>
          <table:table-cell table:number-columns-repeated="2"/>
          <table:table-cell table:formula="of:=[.H45]+2*([.D46]-[.D45])" office:value-type="float" office:value="-0.600855406134904" calcext:value-type="float">
            <text:p>-0.6008554061</text:p>
          </table:table-cell>
          <table:table-cell/>
          <table:table-cell table:formula="of:=[.J45]+3*([.D46]-[.D45])" office:value-type="float" office:value="-0.401283109202353" calcext:value-type="float">
            <text:p>-0.4012831092</text:p>
          </table:table-cell>
          <table:table-cell table:number-columns-repeated="2"/>
          <table:table-cell table:formula="of:=[.M45]-([.D46]-[.D45])" office:value-type="float" office:value="-6.19957229693255" calcext:value-type="float">
            <text:p>-6.1995722969</text:p>
          </table:table-cell>
          <table:table-cell table:number-columns-repeated="2"/>
          <table:table-cell table:formula="of:=[.P45]+[.R46]*([.D46]-[.D45])" office:value-type="float" office:value="3.14134763004526" calcext:value-type="float">
            <text:p>3.14134763</text:p>
          </table:table-cell>
          <table:table-cell/>
          <table:table-cell table:formula="of:=[.R45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844098303763996" calcext:value-type="float">
            <text:p>0.8440983038</text:p>
          </table:table-cell>
          <table:table-cell table:formula="of:=[.E46]+([.D47]-[.D46])" office:value-type="float" office:value="-1.155901696236" calcext:value-type="float">
            <text:p>-1.1559016962</text:p>
          </table:table-cell>
          <table:table-cell table:number-columns-repeated="2"/>
          <table:table-cell table:formula="of:=[.H46]+2*([.D47]-[.D46])" office:value-type="float" office:value="-1.31180339247201" calcext:value-type="float">
            <text:p>-1.3118033925</text:p>
          </table:table-cell>
          <table:table-cell/>
          <table:table-cell table:formula="of:=[.J46]+3*([.D47]-[.D46])" office:value-type="float" office:value="-1.46770508870801" calcext:value-type="float">
            <text:p>-1.4677050887</text:p>
          </table:table-cell>
          <table:table-cell table:number-columns-repeated="2"/>
          <table:table-cell table:formula="of:=[.M46]-([.D47]-[.D46])" office:value-type="float" office:value="-5.844098303764" calcext:value-type="float">
            <text:p>-5.8440983038</text:p>
          </table:table-cell>
          <table:table-cell table:number-columns-repeated="2"/>
          <table:table-cell table:formula="of:=[.P46]+[.R47]*([.D47]-[.D46])" office:value-type="float" office:value="3.49682162321381" calcext:value-type="float">
            <text:p>3.4968216232</text:p>
          </table:table-cell>
          <table:table-cell/>
          <table:table-cell table:formula="of:=[.R46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724329526223506" calcext:value-type="float">
            <text:p>-0.7243295262</text:p>
          </table:table-cell>
          <table:table-cell table:formula="of:=[.E47]+([.D48]-[.D47])" office:value-type="float" office:value="-2.7243295262235" calcext:value-type="float">
            <text:p>-2.7243295262</text:p>
          </table:table-cell>
          <table:table-cell table:number-columns-repeated="2"/>
          <table:table-cell table:formula="of:=[.H47]+2*([.D48]-[.D47])" office:value-type="float" office:value="-4.44865905244701" calcext:value-type="float">
            <text:p>-4.4486590524</text:p>
          </table:table-cell>
          <table:table-cell/>
          <table:table-cell table:formula="of:=[.J47]+3*([.D48]-[.D47])" office:value-type="float" office:value="-6.17298857867052" calcext:value-type="float">
            <text:p>-6.1729885787</text:p>
          </table:table-cell>
          <table:table-cell table:number-columns-repeated="2"/>
          <table:table-cell table:formula="of:=[.M47]-([.D48]-[.D47])" office:value-type="float" office:value="-4.27567047377649" calcext:value-type="float">
            <text:p>-4.2756704738</text:p>
          </table:table-cell>
          <table:table-cell table:number-columns-repeated="2"/>
          <table:table-cell table:formula="of:=[.P47]+[.R48]*([.D48]-[.D47])" office:value-type="float" office:value="1.92839379322631" calcext:value-type="float">
            <text:p>1.9283937932</text:p>
          </table:table-cell>
          <table:table-cell/>
          <table:table-cell table:formula="of:=[.R47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103523133985393" calcext:value-type="float">
            <text:p>0.103523134</text:p>
          </table:table-cell>
          <table:table-cell table:formula="of:=[.E48]+([.D49]-[.D48])" office:value-type="float" office:value="-1.89647686601461" calcext:value-type="float">
            <text:p>-1.896476866</text:p>
          </table:table-cell>
          <table:table-cell table:number-columns-repeated="2"/>
          <table:table-cell table:formula="of:=[.H48]+2*([.D49]-[.D48])" office:value-type="float" office:value="-2.79295373202921" calcext:value-type="float">
            <text:p>-2.792953732</text:p>
          </table:table-cell>
          <table:table-cell/>
          <table:table-cell table:formula="of:=[.J48]+3*([.D49]-[.D48])" office:value-type="float" office:value="-3.68943059804382" calcext:value-type="float">
            <text:p>-3.689430598</text:p>
          </table:table-cell>
          <table:table-cell table:number-columns-repeated="2"/>
          <table:table-cell table:formula="of:=[.M48]-([.D49]-[.D48])" office:value-type="float" office:value="-5.10352313398539" calcext:value-type="float">
            <text:p>-5.103523134</text:p>
          </table:table-cell>
          <table:table-cell table:number-columns-repeated="2"/>
          <table:table-cell table:formula="of:=[.P48]+[.R49]*([.D49]-[.D48])" office:value-type="float" office:value="1.10054113301741" calcext:value-type="float">
            <text:p>1.100541133</text:p>
          </table:table-cell>
          <table:table-cell/>
          <table:table-cell table:formula="of:=[.R48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992163786201949" calcext:value-type="float">
            <text:p>-0.9921637862</text:p>
          </table:table-cell>
          <table:table-cell table:formula="of:=[.E49]+([.D50]-[.D49])" office:value-type="float" office:value="-2.99216378620195" calcext:value-type="float">
            <text:p>-2.9921637862</text:p>
          </table:table-cell>
          <table:table-cell table:number-columns-repeated="2"/>
          <table:table-cell table:formula="of:=[.H49]+2*([.D50]-[.D49])" office:value-type="float" office:value="-4.9843275724039" calcext:value-type="float">
            <text:p>-4.9843275724</text:p>
          </table:table-cell>
          <table:table-cell/>
          <table:table-cell table:formula="of:=[.J49]+3*([.D50]-[.D49])" office:value-type="float" office:value="-6.97649135860584" calcext:value-type="float">
            <text:p>-6.9764913586</text:p>
          </table:table-cell>
          <table:table-cell table:number-columns-repeated="2"/>
          <table:table-cell table:formula="of:=[.M49]-([.D50]-[.D49])" office:value-type="float" office:value="-4.00783621379805" calcext:value-type="float">
            <text:p>-4.0078362138</text:p>
          </table:table-cell>
          <table:table-cell table:number-columns-repeated="2"/>
          <table:table-cell table:formula="of:=[.P49]+[.R50]*([.D50]-[.D49])" office:value-type="float" office:value="0.00485421283006726" calcext:value-type="float">
            <text:p>0.0048542128</text:p>
          </table:table-cell>
          <table:table-cell/>
          <table:table-cell table:formula="of:=[.R49]*(-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0.256992481352581" calcext:value-type="float">
            <text:p>0.2569924814</text:p>
          </table:table-cell>
          <table:table-cell table:formula="of:=[.E50]+([.D51]-[.D50])" office:value-type="float" office:value="-1.74300751864742" calcext:value-type="float">
            <text:p>-1.7430075186</text:p>
          </table:table-cell>
          <table:table-cell table:number-columns-repeated="2"/>
          <table:table-cell table:formula="of:=[.H50]+2*([.D51]-[.D50])" office:value-type="float" office:value="-2.48601503729484" calcext:value-type="float">
            <text:p>-2.4860150373</text:p>
          </table:table-cell>
          <table:table-cell/>
          <table:table-cell table:formula="of:=[.J50]+3*([.D51]-[.D50])" office:value-type="float" office:value="-3.22902255594225" calcext:value-type="float">
            <text:p>-3.2290225559</text:p>
          </table:table-cell>
          <table:table-cell table:number-columns-repeated="2"/>
          <table:table-cell table:formula="of:=[.M50]-([.D51]-[.D50])" office:value-type="float" office:value="-5.25699248135258" calcext:value-type="float">
            <text:p>-5.2569924814</text:p>
          </table:table-cell>
          <table:table-cell table:number-columns-repeated="2"/>
          <table:table-cell table:formula="of:=[.P50]+[.R51]*([.D51]-[.D50])" office:value-type="float" office:value="-1.24430205472446" calcext:value-type="float">
            <text:p>-1.2443020547</text:p>
          </table:table-cell>
          <table:table-cell/>
          <table:table-cell table:formula="of:=[.R50]*(-1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NORMINV(RAND();0;1)" office:value-type="float" office:value="-0.86228757458105" calcext:value-type="float">
            <text:p>-0.8622875746</text:p>
          </table:table-cell>
          <table:table-cell table:formula="of:=[.E51]+([.D52]-[.D51])" office:value-type="float" office:value="-2.86228757458105" calcext:value-type="float">
            <text:p>-2.8622875746</text:p>
          </table:table-cell>
          <table:table-cell table:number-columns-repeated="2"/>
          <table:table-cell table:formula="of:=[.H51]+2*([.D52]-[.D51])" office:value-type="float" office:value="-4.7245751491621" calcext:value-type="float">
            <text:p>-4.7245751492</text:p>
          </table:table-cell>
          <table:table-cell/>
          <table:table-cell table:formula="of:=[.J51]+3*([.D52]-[.D51])" office:value-type="float" office:value="-6.58686272374315" calcext:value-type="float">
            <text:p>-6.5868627237</text:p>
          </table:table-cell>
          <table:table-cell table:number-columns-repeated="2"/>
          <table:table-cell table:formula="of:=[.M51]-([.D52]-[.D51])" office:value-type="float" office:value="-4.13771242541895" calcext:value-type="float">
            <text:p>-4.1377124254</text:p>
          </table:table-cell>
          <table:table-cell table:number-columns-repeated="2"/>
          <table:table-cell table:formula="of:=[.P51]+[.R52]*([.D52]-[.D51])" office:value-type="float" office:value="-2.36358211065809" calcext:value-type="float">
            <text:p>-2.3635821107</text:p>
          </table:table-cell>
          <table:table-cell/>
          <table:table-cell table:formula="of:=[.R51]*(-1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10:19:41.130114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8:28:58.425202327</meta:creation-date>
    <dc:date>2015-12-03T10:29:50.799600091</dc:date>
    <meta:editing-duration>PT1H52M41S</meta:editing-duration>
    <meta:editing-cycles>6</meta:editing-cycles>
    <meta:generator>LibreOffice/4.3.3.2$Linux_X86_64 LibreOffice_project/430m0$Build-2</meta:generator>
    <dc:creator>peter </dc:creator>
    <meta:document-statistic meta:table-count="1" meta:cell-count="349" meta:object-count="0"/>
  </office:meta>
</office:document-meta>
</file>